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4c28a"/>
    </style:style>
    <style:style style:name="P2" style:family="paragraph" style:parent-style-name="Standard" style:list-style-name="List_20_1">
      <style:paragraph-properties fo:text-align="justify" style:justify-single-word="false"/>
      <style:text-properties officeooo:rsid="000aa060" officeooo:paragraph-rsid="000aa060"/>
    </style:style>
    <style:style style:name="P3" style:family="paragraph" style:parent-style-name="Standard" style:list-style-name="List_20_1">
      <style:paragraph-properties fo:text-align="justify" style:justify-single-word="false"/>
      <style:text-properties officeooo:rsid="000ba153" officeooo:paragraph-rsid="000ba153"/>
    </style:style>
    <style:style style:name="P4" style:family="paragraph" style:parent-style-name="Standard" style:list-style-name="List_20_1">
      <style:paragraph-properties fo:text-align="justify" style:justify-single-word="false"/>
      <style:text-properties officeooo:rsid="000cf3eb" officeooo:paragraph-rsid="000cf3eb"/>
    </style:style>
    <style:style style:name="P5" style:family="paragraph" style:parent-style-name="Standard">
      <style:text-properties officeooo:paragraph-rsid="000d0b7a"/>
    </style:style>
    <style:style style:name="P6" style:family="paragraph" style:parent-style-name="Standard">
      <style:text-properties officeooo:rsid="0011c6c5" officeooo:paragraph-rsid="0011c6c5"/>
    </style:style>
    <style:style style:name="P7" style:family="paragraph" style:parent-style-name="Standard">
      <style:paragraph-properties fo:text-align="justify" style:justify-single-word="false"/>
      <style:text-properties officeooo:paragraph-rsid="00120517"/>
    </style:style>
    <style:style style:name="P8" style:family="paragraph" style:parent-style-name="Standard">
      <style:paragraph-properties fo:text-align="justify" style:justify-single-word="false"/>
      <style:text-properties officeooo:paragraph-rsid="000d0b7a"/>
    </style:style>
    <style:style style:name="P9" style:family="paragraph" style:parent-style-name="Standard">
      <style:paragraph-properties fo:text-align="justify" style:justify-single-word="false"/>
      <style:text-properties officeooo:paragraph-rsid="00063fb4"/>
    </style:style>
    <style:style style:name="P10" style:family="paragraph" style:parent-style-name="Standard">
      <style:paragraph-properties fo:text-align="justify" style:justify-single-word="false"/>
      <style:text-properties officeooo:paragraph-rsid="000aa060"/>
    </style:style>
    <style:style style:name="P11" style:family="paragraph" style:parent-style-name="Standard" style:list-style-name="List_20_1">
      <style:paragraph-properties fo:text-align="justify" style:justify-single-word="false"/>
      <style:text-properties officeooo:paragraph-rsid="000d0b7a"/>
    </style:style>
    <style:style style:name="P12" style:family="paragraph" style:parent-style-name="Standard">
      <style:text-properties officeooo:rsid="00165098" officeooo:paragraph-rsid="00165098"/>
    </style:style>
    <style:style style:name="T1" style:family="text">
      <style:text-properties officeooo:rsid="0004c28a"/>
    </style:style>
    <style:style style:name="T2" style:family="text">
      <style:text-properties officeooo:rsid="0005a9da"/>
    </style:style>
    <style:style style:name="T3" style:family="text">
      <style:text-properties officeooo:rsid="00063fb4"/>
    </style:style>
    <style:style style:name="T4" style:family="text">
      <style:text-properties officeooo:rsid="000aa060"/>
    </style:style>
    <style:style style:name="T5" style:family="text">
      <style:text-properties officeooo:rsid="000cf3eb"/>
    </style:style>
    <style:style style:name="T6" style:family="text">
      <style:text-properties officeooo:rsid="000d0b7a"/>
    </style:style>
    <style:style style:name="T7" style:family="text">
      <style:text-properties officeooo:rsid="000e1f18"/>
    </style:style>
    <style:style style:name="T8" style:family="text">
      <style:text-properties officeooo:rsid="000f1f67"/>
    </style:style>
    <style:style style:name="T9" style:family="text">
      <style:text-properties officeooo:rsid="001121d0"/>
    </style:style>
    <style:style style:name="T10" style:family="text">
      <style:text-properties officeooo:rsid="00120517"/>
    </style:style>
    <style:style style:name="T11" style:family="text">
      <style:text-properties officeooo:rsid="0014cbdc"/>
    </style:style>
    <style:style style:name="T12" style:family="text">
      <style:text-properties officeooo:rsid="00165098"/>
    </style:style>
    <style:style style:name="T13" style:family="text">
      <style:text-properties officeooo:rsid="0017ef57"/>
    </style:style>
    <style:style style:name="T14" style:family="text">
      <style:text-properties officeooo:rsid="001d2b8b"/>
    </style:style>
    <style:style style:name="T15" style:family="text">
      <style:text-properties officeooo:rsid="001f8a4f"/>
    </style:style>
    <style:style style:name="T16" style:family="text">
      <style:text-properties officeooo:rsid="0020a2fa"/>
    </style:style>
    <style:style style:name="T17" style:family="text">
      <style:text-properties officeooo:rsid="0021a20b"/>
    </style:style>
    <style:style style:name="T18" style:family="text">
      <style:text-properties officeooo:rsid="0021bc9e"/>
    </style:style>
    <style:style style:name="T19" style:family="text">
      <style:text-properties officeooo:rsid="002468e7"/>
    </style:style>
    <style:style style:name="T20" style:family="text">
      <style:text-properties officeooo:rsid="0026a7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ttps://eur-lex.europa.eu/legal-content/LT/TXT/?uri=celex%3A32016R0679)</text:span><text:tab/></text:p>
      <text:p text:style-name="P9"><text:span text:style-name="T1"><text:tab/></text:span><text:span text:style-name="T3">Mašininis mokymas yra dirbtinio intelekto sritis, kuri naudoja įvairius algoritmus, mokant modelį atpažinti tam tikrus duomenis. Modelio apmokymui dažniausiai reikia turėti daug duomenų. Kai kurie uždaviniai reikalauja duomenų, kurie nėra laisvai prieinami ir yra asmeniniai. </text:span><text:span text:style-name="T1">Dirbtinio intelekto tyrimų srityje yra kilusi problema dėl duomenų saugojimo. Vienas iš faktorių, kuris lėmė šį susidomėjimą yra 2016 metais Europoje priimtas duomenų apsaugos reglamentas (GDPR). Pagal jį, fizinių asmenų duomenys turi būti saugomi naudojantis tam tikromis taisyklėmis ir negali būti atskleisti </text:span><text:span text:style-name="T2">trečiosioms šalims</text:span><text:span text:style-name="T1">, be asmens sutikimo. </text:span><text:span text:style-name="T3">Šio reglamento dėka, Lietuvoje norint vykdyti mokslinius tyrimus, susijusius su žmonių sveikata, reikia gauti bioetikos leidimą.</text:span></text:p>
      <text:p text:style-name="P10"><text:tab/>https://towardsdatascience.com/perfectly-privacy-preserving-ai-c14698f322f5</text:p>
      <text:p text:style-name="P10"><text:span text:style-name="T3"><text:tab/>Šią problemą išspręsti siekia įvairūs tyrimai ir naujai atrasti metodai privatumą saugančio dirbtinio intelekto srityje. </text:span><text:span text:style-name="T4">Šią problemą galima išskaidyti į kelias atskiras sritis:</text:span></text:p>
      <text:list xml:id="list1624435261" text:style-name="List_20_1">
        <text:list-item>
          <text:p text:style-name="P2">Analizuojamų duomenų privatumas. Algoritmas apmoko modelį atpažinti duomenis. Turint sukurtą modelį, neturi būti galima atgaminti duomenis, pagal kuriuos jis buvo mokomas. Taip nukentėtų žmonių privatumas ir būtų pažeistas Europos duomenų apsaugos reglamentas. Šio pažeidimo pavyzdys gali būti ir paprastas teksto atkūrimo modelis. Duodama sakinio pradžia, modelis nuspėja jo pabaigą. Jeigu suvedus tam tikras detales modelis užbaigia sakinį naudodamas asmeninius duomenis, kurie atskleidžia žmonių tapatybę, šis modelis nėra saugus.</text:p>
        </text:list-item>
        <text:list-item>
          <text:p text:style-name="P3">Duomenų įvesties privatumas. Trečios šalys neturi matyti įvedamų duomenų. <text:span text:style-name="T5">Tai gali būti tinklo saugumo spragos, duomenų surikimo aplikacijų spragos ir t.t…</text:span></text:p>
        </text:list-item>
        <text:list-item>
          <text:p text:style-name="P4">Modelio išvesties privatumas. Modelio išvesties neturi matyti asmenys, kuriems šie duomenys nepriklauso. Šis punktas yra sąlyginis, priklauso nuo modelio svarbos. Jeigu tai yra svarbūs asmeniniai duomenys, negalima rizikuoti. Tačiau jeigu tai yra viešai prieinami duomenys, šis punktas negalioja.</text:p>
        </text:list-item>
        <text:list-item>
          <text:p text:style-name="P11"><text:span text:style-name="T6">Modelio apsauga. Sukurtas modelis negali būti niekieno pavogtas. </text:span><text:span text:style-name="T7">Šis punktas yra skirtas apsaugoti programos kūrėją.</text:span></text:p>
        </text:list-item>
      </text:list>
      <text:p text:style-name="P5"><text:tab/><text:a xlink:type="simple" xlink:href="https://www.nature.com/articles/s42256-020-0186-1" text:style-name="Internet_20_link" text:visited-style-name="Visited_20_Internet_20_Link">https://www.nature.com/articles/s42256-020-0186-1</text:a></text:p>
      <text:p text:style-name="P5"><text:tab/>https://towardsdatascience.com/the-new-dawn-of-ai-federated-learning-8ccd9ed7fc3a</text:p>
      <text:p text:style-name="P7"><text:tab/><text:span text:style-name="T8">Vienas iš būdų sukurti saugų modelį yra decentralizuoti modelį ir naudoti paskirstyto mokymo algoritmus. </text:span><text:span text:style-name="T9">Paprastai mašininiam mokymui yra naudojamas centralizuotas serveris. Yra surenkami duomenys į vieną vietą ir modelį moko vienas kompiuteris. Jeigu norima pridėti daugiau duomenų arba papildomą klasifikatorių, modelį reikia apmokyti iš naujo. Taip pat, kas kuria šį modelį, turi visą prieigą prie duomenų, jie nėra saugūs. </text:span></text:p>
      <text:p text:style-name="P7"><text:span text:style-name="T9"><text:tab/>Šiai bėdai išspręsti, vienas iš metodų yra “Federated machine learning”. </text:span><text:span text:style-name="T10">Šis metodas padeda išspręsti kaikurias bėdas, vykdant modelio mokymą decentralizuotai. Prie bendro tinklo gali prisijungti daug įrenginių. Visi jie turi savo unikalų duomenų rinkinį. Kiekvienas įrenginys pasirenka geriausią statistinį metodą modelio mokymui ir jį sukurią. Taip yra sukuriama daug skirtingų modelių su skirtingais duomenų rinkiniais. Visi šie rinkiniai vėliau yra surenkami į vieną vietą ir toliau naudojami duomenų analizei. Taip surinkus atskirų įrenginių sukurtus modelius, neturime prieigos prie duomenų </text:span><text:span text:style-name="T11">ir daugiau žmonių gali prisidėti. Tačiau naudojant šį metodą ne visos problemos yra išsprendžiamos. </text:span><text:span text:style-name="T12">Duomenų saugumas nėra garantuojamas. Jeigu duomenys nėra užšifruojami, jie gali būti pavogti. Tai gali būti padaryta, jeigu yra naudojamas nesaugus interneto ryšys, arba jeigu yra bandoma analizuoti atskirų įrenginių atsiųstus modelius. </text:span><text:span text:style-name="T13">Šis metodas </text:span><text:span text:style-name="T15">išsprendžia tik kelias problemas. Likusios yra: komunikavimo kaštai, įrenginių heterogiškumas, statistinis heterogiškumas ir saugumo problemos.</text:span></text:p>
      <text:p text:style-name="P7">https://www.researchgate.net/publication/335319008_Federated_Learning_Challenges_Methods_and_Future_Directions</text:p>
      <text:p text:style-name="P7"><text:tab/><text:span text:style-name="T16">Visos šios problemos yra nagrinėjamos ir joms spręsti kuriami nauji metodai. Komunikacijos kaštams mažinti, yra kuria</text:span><text:span text:style-name="T17">m</text:span><text:span text:style-name="T16">i algoritmai, kaip turi būti perduodamas modelis </text:span><text:span text:style-name="T18">tinkle, kad būtų mažą apkrova. </text:span><text:span text:style-name="T19">Įrenginių heterogeniškumui spręsti, yra parenkami tam tikri įrenginių rodikliai ir pagal tai nustatoma kokia bus įrenginio komunikacija: ar jis naudos asinchroninį komunikavimą, kaip dažnai tai vyks ir kokia yra įrenginio klaidos tikimybė. </text:span><text:span text:style-name="T20">Statistikos </text:span><text:soft-page-break/><text:span text:style-name="T20">heterogeniškumui pataisyti yra metodai, kaip meta duomenų-mokymas and keletos užduočių mokymas.</text:span></text:p>
      <text:p text:style-name="P7"/>
      <text:p text:style-name="P7"/>
      <text:p text:style-name="P7"/>
      <text:p text:style-name="P7"/>
      <text:p text:style-name="P7"/>
      <text:p text:style-name="P7"/>
      <text:p text:style-name="P7"/>
      <text:p text:style-name="P7"><text:a xlink:type="simple" xlink:href="https://www.researchgate.net/publication/335319008_Federated_Learning_Challenges_Methods_and_Future_Directions" text:style-name="Internet_20_link" text:visited-style-name="Visited_20_Internet_20_Link">https://www.researchgate.net/publication/335319008_Federated_Learning_Challenges_Methods_and_Future_Directions</text:a> – <text:span text:style-name="T14">kylančios problemos</text:span></text:p>
      <text:p text:style-name="P7"/>
      <text:p text:style-name="P7"/>
      <text:p text:style-name="P7"/>
      <text:p text:style-name="P7"/>
      <text:p text:style-name="P7"><text:tab/><text:a xlink:type="simple" xlink:href="https://www.researchgate.net/publication/236935821_Homomorphic_Encryption_Theory_Applications" text:style-name="Internet_20_link" text:visited-style-name="Visited_20_Internet_20_Link">https://www.researchgate.net/publication/236935821_Homomorphic_Encryption_Theory_Applications</text:a></text:p>
      <text:p text:style-name="P7"><text:tab/></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6">Idomus straipsnis apie block chain technologijas</text:p>
      <text:p text:style-name="P6"><text:a xlink:type="simple" xlink:href="https://arxiv.org/pdf/1906.10893.pdf" text:style-name="Internet_20_link" text:visited-style-name="Visited_20_Internet_20_Link">https://arxiv.org/pdf/1906.10893.pdf</text:a></text:p>
      <text:p text:style-name="P6"/>
      <text:p text:style-name="P12">Apie galimybe nulauzti modeli</text:p>
      <text:p text:style-name="P12">https://arxiv.org/abs/1911.07135</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0-30T12:44:09.609054540</meta:creation-date>
    <dc:date>2020-10-30T14:10:07.074664725</dc:date>
    <meta:editing-duration>PT1H25M42S</meta:editing-duration>
    <meta:editing-cycles>29</meta:editing-cycles>
    <meta:generator>LibreOffice/7.0.2.2$Linux_X86_64 LibreOffice_project/8349ace3c3162073abd90d81fd06dcfb6b36b994</meta:generator>
    <meta:document-statistic meta:table-count="0" meta:image-count="0" meta:object-count="0" meta:page-count="2" meta:paragraph-count="21" meta:word-count="559" meta:character-count="4865" meta:non-whitespace-character-count="4317"/>
  </office:meta>
</office:document-meta>
</file>